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nput Volta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sistance (kohm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3" calcext:value-type="float">
            <text:p>1023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012" calcext:value-type="float">
            <text:p>101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895" calcext:value-type="float">
            <text:p>895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99" calcext:value-type="float">
            <text:p>799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669" calcext:value-type="float">
            <text:p>669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606" calcext:value-type="float">
            <text:p>60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555" calcext:value-type="float">
            <text:p>55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497" calcext:value-type="float">
            <text:p>49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36" calcext:value-type="float">
            <text:p>43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392" calcext:value-type="float">
            <text:p>39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41" calcext:value-type="float">
            <text:p>34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51" calcext:value-type="float">
            <text:p>25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173" calcext:value-type="float">
            <text:p>173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3" calcext:value-type="float">
            <text:p>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8:30:54.347044444</meta:creation-date>
    <dc:date>2016-04-05T18:55:00.584022382</dc:date>
    <meta:editing-duration>PT8M56S</meta:editing-duration>
    <meta:editing-cycles>1</meta:editing-cycles>
    <meta:document-statistic meta:table-count="1" meta:cell-count="48" meta:object-count="0"/>
    <meta:generator>LibreOffice/4.2.8.2$Linux_X86_64 LibreOffice_project/420m0$Build-2</meta:generator>
  </office:meta>
</office:document-meta>
</file>